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3.875cm"/>
    </style:style>
    <style:style style:name="co3" style:family="table-column">
      <style:table-column-properties fo:break-before="auto" style:column-width="14.907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11.552cm"/>
    </style:style>
    <style:style style:name="co6" style:family="table-column">
      <style:table-column-properties fo:break-before="auto" style:column-width="15.753cm"/>
    </style:style>
    <style:style style:name="co7" style:family="table-column">
      <style:table-column-properties fo:break-before="auto" style:column-width="8.013cm"/>
    </style:style>
    <style:style style:name="co9" style:family="table-column">
      <style:table-column-properties fo:break-before="auto" style:column-width="2.258cm"/>
    </style:style>
    <style:style style:name="ro5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1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order="non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1:Foglio1.D1048448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9" table:number-columns-repeated="1016" table:default-cell-style-name="ce3"/>
        <table:table-row table:style-name="ro2">
          <table:table-cell table:style-name="ce1" office:value-type="string" calcext:value-type="string">
            <text:p>NOMINATIVO</text:p>
          </table:table-cell>
          <table:table-cell table:style-name="ce1" office:value-type="string" calcext:value-type="string">
            <text:p>ABITAZ. / UFFICIO</text:p>
          </table:table-cell>
          <table:table-cell table:style-name="ce1" office:value-type="string" calcext:value-type="string">
            <text:p>TIPO</text:p>
          </table:table-cell>
          <table:table-cell table:style-name="ce7" office:value-type="string" calcext:value-type="string">
            <text:p>N° TELEFONICO</text:p>
          </table:table-cell>
          <table:table-cell table:style-name="ce1" office:value-type="string" calcext:value-type="string">
            <text:p>ANNOTAZIONI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5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452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829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7773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23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806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35331</text:p>
          </table:table-cell>
          <table:table-cell table:style-name="ce1" table:number-columns-repeated="2"/>
          <table:table-cell table:style-name="ce13" table:number-columns-repeated="5"/>
          <table:table-cell table:style-name="ce1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95833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838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6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9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4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166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77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3493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4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3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53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1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35-725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333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93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4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27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640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26769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74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779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701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48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21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2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931-7222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9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722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2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84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25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6365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99013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01760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55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9615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9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4315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1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04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3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5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843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5943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2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53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384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7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001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213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6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29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5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4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090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2281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314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005223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1047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3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821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9273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94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79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64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AURA.BONFADELLI@BPV.IT" xlink:type="simple">LAURA.BONFADELLI@BPV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 – DIRETT.MARCO SCIPIO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IOEGIDIO.SCIPIONI@BANCOPOPOLARE.IT" xlink:type="simple">MARIOEGIDIO.SCIPIONI@BANCOPOPOLAR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O (CAPOARE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7733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PIERMARCO FRINZI (DIRETT.FILIAL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2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982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5-24331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8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8804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1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8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10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68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58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2678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97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7099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89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03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2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24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648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76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3-719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6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216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7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4597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96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863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6541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348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885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95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06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43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884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699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ELV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9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2849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8936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270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B@COOPBILANCIAI.IT" xlink:type="simple">CB@COOPBILANCIA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7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2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727909</text:p>
          </table:table-cell>
          <table:table-cell table:style-name="ce1"/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526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48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212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30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538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1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31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50006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001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339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143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2893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4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5612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15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058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61-966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0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RE PER VIAGG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503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4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11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117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5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5543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aenazzo.bocca@yahoo.it" xlink:type="simple">caenazzo.bocca@yaho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45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2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GIANNINA (M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17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NICOL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438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5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316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5184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6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36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192</text:p>
          </table:table-cell>
          <table:table-cell table:style-name="ce1"/>
          <table:table-cell table:style-name="ce1" office:value-type="string" calcext:value-type="string">
            <text:p>SPAZZATRIC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02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762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26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5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6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96865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306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740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9-892343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4-7717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0755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465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7330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391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869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83062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63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895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45904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47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384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49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620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694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23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35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64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508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5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892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6752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584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7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7573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75744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676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0483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UFFICIO PER PAGAMENTI: M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982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919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4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6226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4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06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1564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54383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1931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19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48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9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953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68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1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1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6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ASSO (CABRINO 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61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327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7198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0-282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643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3402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82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7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28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8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561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8708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2-690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690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268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027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186388</text:p>
          </table:table-cell>
          <table:table-cell table:style-name="ce1"/>
          <table:table-cell table:style-name="ce1" office:value-type="string" calcext:value-type="string">
            <text:p>CARROZZI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26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207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(<text:a xlink:href="mailto:DARIO.ANSELMI@INTESASANPAOLO.COM" xlink:type="simple">DARIO.ANSELMI@INTESASANPAOLO.COM</text:a>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86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81536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CO.PACCHIANI@CRVENETO.IT" xlink:type="simple">MARCO.PACCHIANI@CRVENET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035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7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marco.pacchiani@crveneto.it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326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44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992355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322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5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23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300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009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MAURO RUD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230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8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070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415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0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0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1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62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802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PIETRO.POZZATO@CEREABANCA1897.IT" xlink:type="simple">PIETRO.POZZATO@CEREABANCA1897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02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99717</text:p>
          </table:table-cell>
          <table:table-cell table:style-name="ce1"/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11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3-7150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3-7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SIG.RA GLO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6338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UFFICIO SIG.RA GLO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410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9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7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4270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1722074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767069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4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24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1-5039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39839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22-97683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2-976761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60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960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414</text:p>
          </table:table-cell>
          <table:table-cell table:style-name="ce1"/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636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35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6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9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489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83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658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966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54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543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91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650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80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95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0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412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555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4-58235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4-58235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005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08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3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1847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19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E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2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078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1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2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0366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17420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531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35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418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-458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825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709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6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914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82-554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578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8106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890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30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173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60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3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6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6062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6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8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69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3264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621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75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629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968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87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25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43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953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3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39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94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95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901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10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75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68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83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96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3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1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863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912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2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573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643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8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1214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867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074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98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00147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0014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6369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11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25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179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7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65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3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17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1202130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75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73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2639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3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058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34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9556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03398</text:p>
          </table:table-cell>
          <table:table-cell table:style-name="ce1"/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119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1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538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1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90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1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37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43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59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GIO-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410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35428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2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177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2-2694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53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47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93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36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819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749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73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5580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6607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318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9776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9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84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8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2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325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12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5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1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2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15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49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FACCHININATURA.IT" xlink:type="simple">INFO@FACCHININATUR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39218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GIAN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4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2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363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5-7831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3682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3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446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491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995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51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4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932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47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2087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547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37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7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92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 RUDY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7153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4504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2466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42-9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18258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602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66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5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3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09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7140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6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SCHI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96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89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6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 TRANS 2000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office:value-type="string" calcext:value-type="string">
            <text:p>TRASPORTI AVEZZ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32-612281</text:p>
          </table:table-cell>
          <table:table-cell table:style-name="ce1"/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5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354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151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64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259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8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6-41294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64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6-968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6-968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1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62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12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4229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57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97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546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5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702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7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8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26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19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58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40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68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6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50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09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5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122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7291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53870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871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1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381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4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3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428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034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0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2-2837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4917377771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2297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7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574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64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0-9311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727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032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77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395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85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5095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562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AGRIPIU.STUDIO@GMAIL.COM" xlink:type="simple">AGRIPIU.STUDIO@GMAIL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6-66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094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78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16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43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30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393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84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89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2315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1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07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440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0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440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6919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175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80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9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-818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7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7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801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56182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2-750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2-7504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72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00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86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43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284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4309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32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079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4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8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9-216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5384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28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GIORGIO.BETELLA@IFCO.DE" xlink:type="simple">GIORGIO.BETELLA@IFCO.DE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506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496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38386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56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3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825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859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1695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9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13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ECONOMICA1@LIBERO.IT" xlink:type="simple">AGRIECONOMICA1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37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0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3450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81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62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33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8297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34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58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6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945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NICASRL@LUNICA.IT" xlink:type="simple">LUNICASRL@LUNI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5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451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1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92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524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369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8260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63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90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4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86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6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7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4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21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484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46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6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36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1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204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034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02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2140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00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10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400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690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48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736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9120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7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1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45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330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90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0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62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233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3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7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8193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2666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25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1-9559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01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3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309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93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31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8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22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05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16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21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58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3260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88224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47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3507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2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1-99279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6-43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239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1-93260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93200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331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442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5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17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COLA.MANFRIN@ALICE.IT" xlink:type="simple">AGRICOLA.MANFRIN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3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50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2017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09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818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90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574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068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1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61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41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5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0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40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801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79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7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8712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8711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77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5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083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76096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2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3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4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922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8140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608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0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345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3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51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6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4625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2683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772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97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204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08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9001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8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38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01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29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607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3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5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16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35-4112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0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066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146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89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1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53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68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75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82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63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64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9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3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42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83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39913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5-831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5-780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3314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698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073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49509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5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65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2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39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6519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7203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2736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500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8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12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17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33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3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39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73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50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64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44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8948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4031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0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9743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6462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755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557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359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746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3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4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STE.MI – BASSANI (LUS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25-607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STE.MI – BASSANI (LUS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6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01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35-4252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72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259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958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34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224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5986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ORTOFRUTTACASTELLO.COM" xlink:type="simple">INFO@ORTOFRUTTACASTELL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58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CESI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96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TELEFONO E FAX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3522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4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865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61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7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8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8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16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2416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2237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576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7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94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01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30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8397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29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7397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7399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67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616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2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71-820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812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145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0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74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64-9336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976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900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48840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88409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64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12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495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13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3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6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452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427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671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0846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546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756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0257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023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073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598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43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5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0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2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69840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733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5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46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0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7183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19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4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3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073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947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00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735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4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7771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312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181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398845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83241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750230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295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22438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02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563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36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-247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6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8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06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25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762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23-592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359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092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592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6640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9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93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23998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02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26002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905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 (PREFISSO PER FISSI 0033 E SI TOGLIE UNO “0”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095472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296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40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2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210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812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01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42403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523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6484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GIOVANNI ANNUNZIATA RESP.VERO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537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34904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3490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1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2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21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1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6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30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1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83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2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14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8585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9810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59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5481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654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00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4949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453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11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3266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777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3284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31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31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4219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4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4-851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4-8574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097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20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690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6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3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9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488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677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5431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84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66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2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42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95411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0489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6755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413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0-541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1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2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9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009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968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3160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3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144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462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4143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7" office:value-type="string" calcext:value-type="string">
            <text:p>340-406989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17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2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79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1426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2185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350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24104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4411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1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306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272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09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7330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515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0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582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33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47-6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6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34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3733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4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6776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588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701481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P320112@SMA.IT" xlink:type="simple">DP320112@SM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336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9333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238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79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10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805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31-8545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8544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8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16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9-50464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461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493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36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650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5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0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88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5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510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3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229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254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500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0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102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4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80330818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832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840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008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8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2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317256243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317256731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862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1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03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7306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0201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08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001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2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9191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5753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18089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180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75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34701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8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8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410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2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6335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25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208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6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962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66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5503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6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91357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5775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2-4211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21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1139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78137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78136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72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846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66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8232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37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49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144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9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4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223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84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3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0-3070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4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485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0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04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60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5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50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115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739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P PALLE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34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6885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0422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7419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07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82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259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425-6077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5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15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7505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5107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118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N° DATO DA PAND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86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366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7563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796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33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18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89902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ZANATTACARLO.IT" xlink:type="simple">INFO@ZANATTACARL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41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049-176844938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TRIFRUTTA.DE" xlink:type="simple">INFO@TRIFRUTTA.DE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6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289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55107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228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611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70193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6620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806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107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49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4-78531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0531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85309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185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129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1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7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0800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590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12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4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4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56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30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307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57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49390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48714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55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81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3496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546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05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427</text:p>
          </table:table-cell>
          <table:table-cell table:style-name="ce1" office:value-type="string" calcext:value-type="string">
            <text:p>AZ.AGR. MONTEPRANDONE (APRICENA)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43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474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739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1-592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1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9615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6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91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5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5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7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721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2258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25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883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68334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014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805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27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608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00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40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79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8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5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9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6903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84-392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682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2427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832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31236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6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517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2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4442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306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ETTE POLISTIROLO) AZ CESSATA</text:p>
          </table:table-cell>
          <table:table-cell table:style-name="ce1" office:value-type="string" calcext:value-type="string">
            <text:p>NUOVO PROP.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8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ETTE POLISTIROLO) AZ CESSATA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29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2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3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5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43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75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293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35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37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34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7989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97728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97721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58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35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1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3341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6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2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5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94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0549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5052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3-470269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3" office:value-type="string" calcext:value-type="string">
            <text:p>0382-34282</text:p>
          </table:table-cell>
          <table:table-cell table:number-columns-repeated="1018"/>
        </table:table-row>
        <table:table-row table:style-name="ro3" table:number-rows-repeated="11">
          <table:table-cell table:number-columns-repeated="3"/>
          <table:table-cell table:style-name="ce3"/>
          <table:table-cell table:number-columns-repeated="1018"/>
        </table:table-row>
        <table:table-row table:style-name="ro3" table:number-rows-repeated="30239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1016631">
          <table:table-cell table:number-columns-repeated="1022"/>
        </table:table-row>
        <table:table-row table:style-name="ro6" table:number-rows-repeated="6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5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5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2:.$D$1116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2:Foglio1.AMJ1048569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09" number:language="ja" number:country="JP">
      <number:day/>
      <number:text>/</number:text>
      <number:month/>
      <number:text>/</number:text>
      <number:year/>
    </number:date-style>
    <number:date-style style:name="N1011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1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1cm" fo:margin-right="1cm" fo:background-color="transparent" style:print-page-order="ttb" style:first-page-number="continue" style:scale-to="84%" style:writing-mode="lr-tb" style:print="charts drawings grid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5">00/00/0000</text:date>, <text:time style:data-style-name="N2" text:time-value="0000-00-00T00:00:01.76244588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meta:creation-date>2006-08-22T11:19:42</meta:creation-date>
    <dc:date>2014-02-15T10:14:24.062000000</dc:date>
    <meta:editing-cycles>108</meta:editing-cycles>
    <meta:editing-duration>PT21H15M31S</meta:editing-duration>
    <meta:print-date>2011-04-05T12:02:08.39</meta:print-date>
    <meta:document-statistic meta:table-count="3" meta:cell-count="6128" meta:object-count="0"/>
    <meta:user-defined meta:name="Info 1"/>
    <meta:user-defined meta:name="Info 2"/>
    <meta:user-defined meta:name="Info 3"/>
    <meta:user-defined meta:name="Info 4"/>
  </office:meta>
</office:document-meta>
</file>